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style:font-size-asian="16pt" style:font-size-complex="16pt"/>
    </style:style>
    <style:style style:name="T1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XIII</text:span></text:p>
      <text:p text:style-name="P2"><text:span text:style-name="T4">Павел сидел в своем кабинете, глядя в ноутбук. Нога его полностью прошла, и трость теперь стояла в углу. Даша с довольным видом неторопливо вошла в кабинет и, подойдя, облокотилась на стол Павла.</text:span></text:p>
      <text:p text:style-name="P2"><text:span text:style-name="T4">–Ты чего такая радостная? </text:span></text:p>
      <text:p text:style-name="P2"><text:span text:style-name="T4">–Я в отпуске с завтрашнего дня! – улыбаясь, сказала девушка. </text:span></text:p>
      <text:p text:style-name="P2"><text:span text:style-name="T4">–Ну это же прекрасно! Куда летим? Корея? Париж? Лондон? Таиланд? – спросил Алехин, вставая из-за стола и обнимая девушку.</text:span></text:p>
      <text:p text:style-name="P2"><text:span text:style-name="T4">–А вы не слишком торопите события, Павел Даниилович? – произнесла та, касаясь пальцем его губ.</text:span></text:p>
      <text:p text:style-name="P2"><text:span text:style-name="T4">–В самый раз. Сегодня отметим, а завтра вечером полетим. </text:span></text:p>
      <text:p text:style-name="P2"><text:span text:style-name="T4">–Ну ладно, ладно. Я бы не отказалась позагорать на пляжах Таиланда. </text:span></text:p>
      <text:p text:style-name="P2"><text:span text:style-name="T4">–Прекрасный выбор. Значит, летим в Таиланд, а сегодня едем в ресторан.</text:span></text:p>
      <text:p text:style-name="P2"><text:span text:style-name="T4">–Хм. Ну я даже не знаю. Мне нужно подумать. Сейчас я еду с Джейн по магазинам, а вот вечером встретимся и поговорим. Встретимся, я надеюсь на вертолетной площадке, – сказала Даша, коротко поцеловала Павла и, ловко вывернувшись, убежала. </text:span></text:p>
      <text:p text:style-name="P2"><text:span text:style-name="T4">Павел усмехнулся, покачав головой, после чего позвонил Евгению и через полчаса уже сидел с ним в машине, направляясь в сторону одного из престижнейших и известных ювелирных салонов. </text:span></text:p>
      <text:p text:style-name="P2"><text:span text:style-name="T4">–И зачем это вам понадобилось ехать к Эдуарду Алексеевичу? – спросил Евгений. </text:span></text:p>
      <text:p text:style-name="P2"><text:soft-page-break/><text:span text:style-name="T4">–Понимаешь ли, какое дело, Евгений, у Даши день рождения через три дня, и она видимо думает, что я даже ничего не подозреваю про это, но, разумеется, мне все хорошо известно и я задумал кое-что. </text:span></text:p>
      <text:p text:style-name="P2"><text:span text:style-name="T4">–Интересную игру вы затеяли, но то ли для этого места Таиланд? </text:span></text:p>
      <text:p text:style-name="P2"><text:span text:style-name="T4">–Да, это то, что нужно. Как раз на этот день выпадает очень масштабный праздник, на который, разумеется, я попаду. </text:span></text:p>
      <text:p text:style-name="P2"><text:span text:style-name="T4">–Павел Даниилович, но это же очень дорогой праздник! </text:span></text:p>
      <text:p text:style-name="P2"><text:span text:style-name="T4">–Я поддерживаю их инвестициями уже несколько лет, и они давно меня приглашают, но я там побывал всего лишь один раз. Даше понравится. А если еще и конкурс выиграть, то вообще прекрасно.</text:span></text:p>
      <text:p text:style-name="P2"><text:span text:style-name="T4">–И как же вы собираетесь его выигрывать? Вы танцами уже года 2 не занимаетесь.</text:span></text:p>
      <text:p text:style-name="P2"><text:span text:style-name="T4">–Выиграем, Евгений. Выиграем. А ты мне поможешь. Ведь кто, как не ты прекрасно преподаешь танцы?</text:span></text:p>
      <text:p text:style-name="P2"><text:span text:style-name="T4">–Джейн, Павел Даниилович.</text:span></text:p>
      <text:p text:style-name="P2"><text:span text:style-name="T4">–Она займется Дашей. В Таиланд полетим вчетвером. </text:span></text:p>
      <text:p text:style-name="P2"><text:span text:style-name="T4">–Вы сильно изменились, – улыбнувшись, сказал Евгений, заезжая на стоянку. </text:span></text:p>
      <text:p text:style-name="P2"><text:span text:style-name="T4">–Любовь меняет людей, – ответил Павел, выходя из машины и направляясь к салону. </text:span></text:p>
      <text:p text:style-name="P2"><text:span text:style-name="T4">Евгений, покачав головой, усмехнулся и направился за ним. Там он провели около 2 часов. Оплатив счет около 3 миллионов, Павел с довольным видом и титановым кейсом, в котором лежала коробочка кольцом из золота высших проб и идеально ограненным рубином. В руках же Павел крутил еще одну коробочку с прекрасными изысканными серьгами. Далее путь их лежал в салоны одежды, где </text:span><text:soft-page-break/><text:span text:style-name="T4">им необходимо было купить элегантное французское платье и аккуратную английскую шляпу. Выполнив эту цель, Павел и Евгений посетили еще один магазин, подобрав к платью итальянские туфельки. По пути домой, Павел купил еще два новых костюма и три галстука. Приехав домой, Алехин быстро и незаметно прошмыгнул к себе в кабинет с кучей пакетов. Даши еще не было. Разложив вещи по укромным местам, Павел спустился обратно к машине, где его ждал Евгений.</text:span></text:p>
      <text:p text:style-name="P2"><text:span text:style-name="T4">–В авиакомпанию. Мне на сегодня нужен вертолет.</text:span></text:p>
      <text:p text:style-name="P2"><text:span text:style-name="T4">–Хорошо, Павел Даниилович, – ответил Евгений, выезжая за ворота и набирая скорость по пустынной дорог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5T19:40:24.442000000</dc:date>
    <meta:editing-duration>PT27S</meta:editing-duration>
    <meta:editing-cycles>1</meta:editing-cycles>
    <meta:document-statistic meta:table-count="0" meta:image-count="0" meta:object-count="0" meta:page-count="3" meta:paragraph-count="26" meta:word-count="497" meta:character-count="3179" meta:non-whitespace-character-count="2686"/>
    <meta:generator>LibreOffice/7.2.2.2$Windows_X86_64 LibreOffice_project/02b2acce88a210515b4a5bb2e46cbfb63fe97d56</meta:generator>
  </office:meta>
</office:document-meta>
</file>